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d47" officeooo:paragraph-rsid="00011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*Problem 5: divideAll takes two ints and returns the result of dividing the first by the second</text:p>
      <text:p text:style-name="P1"><text:s/>* It should return a tuple with componenets: </text:p>
      <text:p text:style-name="P1"><text:s text:c="5"/>* the integer quotient,</text:p>
      <text:p text:style-name="P1"><text:s text:c="5"/>* the integer remainder,</text:p>
      <text:p text:style-name="P1"><text:s text:c="5"/>* the real quotient*)</text:p>
      <text:p text:style-name="P1">fun divideAll(a,b) = (trunc(real(a)/real(b)), a mod b, real(a)/real(b));</text:p>
      <text:p text:style-name="P1"/>
      <text:p text:style-name="P1"/>
      <text:p text:style-name="P1">(*Problem 6: Write a function, reverse, that takes a string and reverses it.*)</text:p>
      <text:p text:style-name="P1">fun reverse("") = ""</text:p>
      <text:p text:style-name="P1"><text:s text:c="4"/>| reverse(str) = reverse(substring(str,1,size(str)-1)) ^ substring(str,0,1);</text:p>
      <text:p text:style-name="P1"/>
      <text:p text:style-name="P1"/>
      <text:p text:style-name="P1">(*Problem 7: Write a function that computes a geometric series, taking n, a, and r.*)</text:p>
      <text:p text:style-name="P1">fun exp(a,0) = 1.0</text:p>
      <text:p text:style-name="P1"><text:s text:c="4"/>| exp(a,n) = a * exp(a,n-1);</text:p>
      <text:p text:style-name="P1"/>
      <text:p text:style-name="P1">fun geoSum(a,r,0) = a</text:p>
      <text:p text:style-name="P1"><text:s text:c="4"/>| geoSum(a,r,n) = a * exp(r,n) + geoSum(a,r,n-1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7:48:36.886936834</meta:creation-date>
    <dc:date>2017-02-02T17:54:30.097785624</dc:date>
    <meta:editing-duration>PT5M53S</meta:editing-duration>
    <meta:editing-cycles>1</meta:editing-cycles>
    <meta:document-statistic meta:table-count="0" meta:image-count="0" meta:object-count="0" meta:page-count="1" meta:paragraph-count="14" meta:word-count="105" meta:character-count="683" meta:non-whitespace-character-count="563"/>
    <meta:generator>LibreOffice/4.3.3.2$Linux_X86_64 LibreOffice_project/430m0$Build-2</meta:generator>
  </office:meta>
</office:document-meta>
</file>